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74,038,973,437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49,710,922,462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21,415,188,000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95,078,678,697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72,885,454,931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49,990,451,022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33,355,749,482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28,637,938,711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15,279,077,465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02,477,791,472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91,631,278,239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79,611,888,213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71,819,083,683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9,442,943,089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5,108,544,25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60,158,929,188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54,724,081,490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3,991,289,844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3,369,787,318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51,270,569,883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9,984,559,471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8,244,309,133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6,438,484,10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27:14.991403672</dc:date>
    <meta:editing-duration>PT33M27S</meta:editing-duration>
    <meta:editing-cycles>14</meta:editing-cycles>
    <meta:generator>LibreOffice/7.2.6.2$Linux_X86_64 LibreOffice_project/20$Build-2</meta:generator>
    <meta:document-statistic meta:table-count="1" meta:cell-count="48" meta:object-count="0"/>
  </office:meta>
</office:document-meta>
</file>